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imSun" svg:font-family="SimSun"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634in"/>
    </style:style>
    <style:style style:name="co3" style:family="table-column">
      <style:table-column-properties fo:break-before="auto" style:column-width="1.0244in"/>
    </style:style>
    <style:style style:name="co4" style:family="table-column">
      <style:table-column-properties fo:break-before="auto" style:column-width="0.972in"/>
    </style:style>
    <style:style style:name="co5" style:family="table-column">
      <style:table-column-properties fo:break-before="auto" style:column-width="1.1917in"/>
    </style:style>
    <style:style style:name="co6" style:family="table-column">
      <style:table-column-properties fo:break-before="auto" style:column-width="1.222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0000ff" fo:font-weight="bold" style:font-weight-asian="bold" style:font-weight-complex="bold"/>
    </style:style>
    <style:style style:name="ta_extref" style:family="table">
      <style:table-properties table:display="false"/>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231" table:default-cell-style-name="Default"/>
        <table:table-row table:style-name="ro1">
          <table:table-cell table:style-name="ce1" office:value-type="string">
            <text:p>姓名</text:p>
          </table:table-cell>
          <table:table-cell table:style-name="ce1" office:value-type="string">
            <text:p>性别</text:p>
          </table:table-cell>
          <table:table-cell table:style-name="ce1" office:value-type="string">
            <text:p>年龄</text:p>
          </table:table-cell>
          <table:table-cell table:style-name="ce1" office:value-type="string">
            <text:p>籍贯</text:p>
          </table:table-cell>
          <table:table-cell table:style-name="ce1" office:value-type="string">
            <text:p>婚姻状况</text:p>
          </table:table-cell>
          <table:table-cell table:style-name="ce1" office:value-type="string">
            <text:p>学历</text:p>
          </table:table-cell>
          <table:table-cell table:style-name="ce1" office:value-type="string">
            <text:p>英语水平</text:p>
          </table:table-cell>
          <table:table-cell table:style-name="ce1" office:value-type="string">
            <text:p>备注</text:p>
          </table:table-cell>
          <table:table-cell table:style-name="ce1" table:number-columns-repeated="231"/>
        </table:table-row>
        <table:table-row table:style-name="ro1">
          <table:table-cell office:value-type="string">
            <text:p>赵明</text:p>
          </table:table-cell>
          <table:table-cell office:value-type="string">
            <text:p>男</text:p>
          </table:table-cell>
          <table:table-cell office:value-type="float" office:value="22">
            <text:p>22</text:p>
          </table:table-cell>
          <table:table-cell office:value-type="string">
            <text:p>吉林</text:p>
          </table:table-cell>
          <table:table-cell office:value-type="string">
            <text:p>未婚</text:p>
          </table:table-cell>
          <table:table-cell office:value-type="string">
            <text:p>本科</text:p>
          </table:table-cell>
          <table:table-cell office:value-type="string">
            <text:p>四级</text:p>
          </table:table-cell>
          <table:table-cell office:value-type="string">
            <text:p>有工作经验</text:p>
          </table:table-cell>
          <table:table-cell table:number-columns-repeated="231"/>
        </table:table-row>
        <table:table-row table:style-name="ro1">
          <table:table-cell office:value-type="string">
            <text:p>胡月</text:p>
          </table:table-cell>
          <table:table-cell office:value-type="string">
            <text:p>男</text:p>
          </table:table-cell>
          <table:table-cell office:value-type="float" office:value="23">
            <text:p>23</text:p>
          </table:table-cell>
          <table:table-cell office:value-type="string">
            <text:p>阜阳</text:p>
          </table:table-cell>
          <table:table-cell office:value-type="string">
            <text:p>未婚</text:p>
          </table:table-cell>
          <table:table-cell office:value-type="string">
            <text:p>本科</text:p>
          </table:table-cell>
          <table:table-cell office:value-type="string">
            <text:p>六级</text:p>
          </table:table-cell>
          <table:table-cell office:value-type="string">
            <text:p>技术人员</text:p>
          </table:table-cell>
          <table:table-cell table:number-columns-repeated="231"/>
        </table:table-row>
        <table:table-row table:style-name="ro1">
          <table:table-cell office:value-type="string">
            <text:p>张弛</text:p>
          </table:table-cell>
          <table:table-cell office:value-type="string">
            <text:p>男</text:p>
          </table:table-cell>
          <table:table-cell office:value-type="float" office:value="21">
            <text:p>21</text:p>
          </table:table-cell>
          <table:table-cell office:value-type="string">
            <text:p>山西</text:p>
          </table:table-cell>
          <table:table-cell office:value-type="string">
            <text:p>未婚</text:p>
          </table:table-cell>
          <table:table-cell office:value-type="string">
            <text:p>本科</text:p>
          </table:table-cell>
          <table:table-cell office:value-type="string">
            <text:p>八级</text:p>
          </table:table-cell>
          <table:table-cell table:number-columns-repeated="232"/>
        </table:table-row>
        <table:table-row table:style-name="ro2">
          <table:table-cell office:value-type="string">
            <text:p>齐红霞</text:p>
          </table:table-cell>
          <table:table-cell office:value-type="string">
            <text:p>女</text:p>
          </table:table-cell>
          <table:table-cell office:value-type="float" office:value="25">
            <text:p>25</text:p>
          </table:table-cell>
          <table:table-cell office:value-type="string">
            <text:p>吉林</text:p>
          </table:table-cell>
          <table:table-cell office:value-type="string">
            <text:p>未婚</text:p>
          </table:table-cell>
          <table:table-cell office:value-type="string">
            <text:p>硕士</text:p>
          </table:table-cell>
          <table:table-cell office:value-type="string">
            <text:p>六级</text:p>
          </table:table-cell>
          <table:table-cell office:value-type="string">
            <text:p>擅长C++</text:p>
          </table:table-cell>
          <table:table-cell table:number-columns-repeated="231"/>
        </table:table-row>
        <table:table-row table:style-name="ro2">
          <table:table-cell office:value-type="string">
            <text:p>黄娟</text:p>
          </table:table-cell>
          <table:table-cell office:value-type="string">
            <text:p>女</text:p>
          </table:table-cell>
          <table:table-cell office:value-type="float" office:value="26">
            <text:p>26</text:p>
          </table:table-cell>
          <table:table-cell office:value-type="string">
            <text:p>哈尔滨</text:p>
          </table:table-cell>
          <table:table-cell office:value-type="string">
            <text:p>已婚</text:p>
          </table:table-cell>
          <table:table-cell office:value-type="string">
            <text:p>硕士</text:p>
          </table:table-cell>
          <table:table-cell office:value-type="string">
            <text:p>六级</text:p>
          </table:table-cell>
          <table:table-cell office:value-type="string">
            <text:p>擅长java</text:p>
          </table:table-cell>
          <table:table-cell table:number-columns-repeated="231"/>
        </table:table-row>
        <table:table-row table:style-name="ro1">
          <table:table-cell office:value-type="string">
            <text:p>李季</text:p>
          </table:table-cell>
          <table:table-cell office:value-type="string">
            <text:p>女</text:p>
          </table:table-cell>
          <table:table-cell office:value-type="float" office:value="23">
            <text:p>23</text:p>
          </table:table-cell>
          <table:table-cell office:value-type="string">
            <text:p>长春</text:p>
          </table:table-cell>
          <table:table-cell office:value-type="string">
            <text:p>未婚</text:p>
          </table:table-cell>
          <table:table-cell office:value-type="string">
            <text:p>本科</text:p>
          </table:table-cell>
          <table:table-cell office:value-type="string">
            <text:p>六级</text:p>
          </table:table-cell>
          <table:table-cell table:number-columns-repeated="232"/>
        </table:table-row>
        <table:table-row table:style-name="ro1">
          <table:table-cell office:value-type="string">
            <text:p>张丽</text:p>
          </table:table-cell>
          <table:table-cell office:value-type="string">
            <text:p>女</text:p>
          </table:table-cell>
          <table:table-cell office:value-type="float" office:value="26">
            <text:p>26</text:p>
          </table:table-cell>
          <table:table-cell office:value-type="string">
            <text:p>河北</text:p>
          </table:table-cell>
          <table:table-cell office:value-type="string">
            <text:p>未婚</text:p>
          </table:table-cell>
          <table:table-cell office:value-type="string">
            <text:p>硕士</text:p>
          </table:table-cell>
          <table:table-cell office:value-type="string">
            <text:p>六级</text:p>
          </table:table-cell>
          <table:table-cell office:value-type="string">
            <text:p>实习生</text:p>
          </table:table-cell>
          <table:table-cell table:number-columns-repeated="231"/>
        </table:table-row>
        <table:table-row table:style-name="ro2">
          <table:table-cell office:value-type="string">
            <text:p>王小二</text:p>
          </table:table-cell>
          <table:table-cell office:value-type="string">
            <text:p>男</text:p>
          </table:table-cell>
          <table:table-cell office:value-type="float" office:value="25">
            <text:p>25</text:p>
          </table:table-cell>
          <table:table-cell office:value-type="string">
            <text:p>北京</text:p>
          </table:table-cell>
          <table:table-cell office:value-type="string">
            <text:p>未婚</text:p>
          </table:table-cell>
          <table:table-cell office:value-type="string">
            <text:p>硕士</text:p>
          </table:table-cell>
          <table:table-cell office:value-type="string">
            <text:p>六级</text:p>
          </table:table-cell>
          <table:table-cell office:value-type="string">
            <text:p>擅长C</text:p>
          </table:table-cell>
          <table:table-cell table:number-columns-repeated="231"/>
        </table:table-row>
        <table:table-row table:style-name="ro2">
          <table:table-cell office:value-type="string">
            <text:p>宋江</text:p>
          </table:table-cell>
          <table:table-cell office:value-type="string">
            <text:p>男</text:p>
          </table:table-cell>
          <table:table-cell office:value-type="float" office:value="24">
            <text:p>24</text:p>
          </table:table-cell>
          <table:table-cell office:value-type="string">
            <text:p>河南</text:p>
          </table:table-cell>
          <table:table-cell office:value-type="string">
            <text:p>未婚</text:p>
          </table:table-cell>
          <table:table-cell office:value-type="string">
            <text:p>硕士</text:p>
          </table:table-cell>
          <table:table-cell office:value-type="string">
            <text:p>六级</text:p>
          </table:table-cell>
          <table:table-cell office:value-type="string">
            <text:p>擅长java</text:p>
          </table:table-cell>
          <table:table-cell table:number-columns-repeated="231"/>
        </table:table-row>
        <table:table-row table:style-name="ro1">
          <table:table-cell office:value-type="string">
            <text:p>赵亮</text:p>
          </table:table-cell>
          <table:table-cell office:value-type="string">
            <text:p>男</text:p>
          </table:table-cell>
          <table:table-cell office:value-type="float" office:value="23">
            <text:p>23</text:p>
          </table:table-cell>
          <table:table-cell office:value-type="string">
            <text:p>湖南</text:p>
          </table:table-cell>
          <table:table-cell office:value-type="string">
            <text:p>未婚</text:p>
          </table:table-cell>
          <table:table-cell office:value-type="string">
            <text:p>本科</text:p>
          </table:table-cell>
          <table:table-cell office:value-type="string">
            <text:p>四级</text:p>
          </table:table-cell>
          <table:table-cell office:value-type="string">
            <text:p>有行政助理经历</text:p>
          </table:table-cell>
          <table:table-cell table:number-columns-repeated="231"/>
        </table:table-row>
        <table:table-row table:style-name="ro2">
          <table:table-cell office:value-type="string">
            <text:p>Kevin</text:p>
          </table:table-cell>
          <table:table-cell office:value-type="string">
            <text:p>男</text:p>
          </table:table-cell>
          <table:table-cell office:value-type="float" office:value="24">
            <text:p>24</text:p>
          </table:table-cell>
          <table:table-cell office:value-type="string">
            <text:p>America</text:p>
          </table:table-cell>
          <table:table-cell office:value-type="string">
            <text:p>未婚</text:p>
          </table:table-cell>
          <table:table-cell office:value-type="string">
            <text:p>硕士</text:p>
          </table:table-cell>
          <table:table-cell office:value-type="string">
            <text:p>六级</text:p>
          </table:table-cell>
          <table:table-cell table:number-columns-repeated="232"/>
        </table:table-row>
        <table:table-row table:style-name="ro2">
          <table:table-cell office:value-type="string">
            <text:p>Jerry</text:p>
          </table:table-cell>
          <table:table-cell office:value-type="string">
            <text:p>男</text:p>
          </table:table-cell>
          <table:table-cell office:value-type="float" office:value="33">
            <text:p>33</text:p>
          </table:table-cell>
          <table:table-cell office:value-type="string">
            <text:p>Canada</text:p>
          </table:table-cell>
          <table:table-cell office:value-type="string">
            <text:p>已婚</text:p>
          </table:table-cell>
          <table:table-cell office:value-type="string">
            <text:p>硕士</text:p>
          </table:table-cell>
          <table:table-cell office:value-type="string">
            <text:p>六级</text:p>
          </table:table-cell>
          <table:table-cell office:value-type="string">
            <text:p>有工作经验</text:p>
          </table:table-cell>
          <table:table-cell table:number-columns-repeated="231"/>
        </table:table-row>
        <table:table-row table:style-name="ro2">
          <table:table-cell office:value-type="string">
            <text:p>Salina</text:p>
          </table:table-cell>
          <table:table-cell office:value-type="string">
            <text:p>女</text:p>
          </table:table-cell>
          <table:table-cell office:value-type="float" office:value="29">
            <text:p>29</text:p>
          </table:table-cell>
          <table:table-cell office:value-type="string">
            <text:p>Japan</text:p>
          </table:table-cell>
          <table:table-cell office:value-type="string">
            <text:p>已婚</text:p>
          </table:table-cell>
          <table:table-cell office:value-type="string">
            <text:p>本科</text:p>
          </table:table-cell>
          <table:table-cell office:value-type="string">
            <text:p>四级</text:p>
          </table:table-cell>
          <table:table-cell office:value-type="string">
            <text:p>技术人员</text:p>
          </table:table-cell>
          <table:table-cell table:number-columns-repeated="231"/>
        </table:table-row>
        <table:table-row table:style-name="ro2">
          <table:table-cell office:value-type="string">
            <text:p>Lucy</text:p>
          </table:table-cell>
          <table:table-cell office:value-type="string">
            <text:p>女</text:p>
          </table:table-cell>
          <table:table-cell office:value-type="float" office:value="30">
            <text:p>30</text:p>
          </table:table-cell>
          <table:table-cell office:value-type="string">
            <text:p>French</text:p>
          </table:table-cell>
          <table:table-cell office:value-type="string">
            <text:p>已婚</text:p>
          </table:table-cell>
          <table:table-cell office:value-type="string">
            <text:p>硕士</text:p>
          </table:table-cell>
          <table:table-cell office:value-type="string">
            <text:p>八级</text:p>
          </table:table-cell>
          <table:table-cell table:number-columns-repeated="232"/>
        </table:table-row>
        <table:table-row table:style-name="ro2">
          <table:table-cell office:value-type="string">
            <text:p>赵明</text:p>
          </table:table-cell>
          <table:table-cell office:value-type="string">
            <text:p>男</text:p>
          </table:table-cell>
          <table:table-cell office:value-type="float" office:value="22">
            <text:p>22</text:p>
          </table:table-cell>
          <table:table-cell office:value-type="string">
            <text:p>吉林</text:p>
          </table:table-cell>
          <table:table-cell office:value-type="string">
            <text:p>未婚</text:p>
          </table:table-cell>
          <table:table-cell office:value-type="string">
            <text:p>本科</text:p>
          </table:table-cell>
          <table:table-cell office:value-type="string">
            <text:p>四级</text:p>
          </table:table-cell>
          <table:table-cell office:value-type="string">
            <text:p>擅长C++</text:p>
          </table:table-cell>
          <table:table-cell table:number-columns-repeated="231"/>
        </table:table-row>
        <table:table-row table:style-name="ro2">
          <table:table-cell office:value-type="string">
            <text:p>胡月</text:p>
          </table:table-cell>
          <table:table-cell office:value-type="string">
            <text:p>男</text:p>
          </table:table-cell>
          <table:table-cell office:value-type="float" office:value="23">
            <text:p>23</text:p>
          </table:table-cell>
          <table:table-cell office:value-type="string">
            <text:p>阜阳</text:p>
          </table:table-cell>
          <table:table-cell office:value-type="string">
            <text:p>未婚</text:p>
          </table:table-cell>
          <table:table-cell office:value-type="string">
            <text:p>本科</text:p>
          </table:table-cell>
          <table:table-cell office:value-type="string">
            <text:p>六级</text:p>
          </table:table-cell>
          <table:table-cell office:value-type="string">
            <text:p>擅长java</text:p>
          </table:table-cell>
          <table:table-cell table:number-columns-repeated="231"/>
        </table:table-row>
        <table:table-row table:style-name="ro1">
          <table:table-cell office:value-type="string">
            <text:p>张弛</text:p>
          </table:table-cell>
          <table:table-cell office:value-type="string">
            <text:p>男</text:p>
          </table:table-cell>
          <table:table-cell office:value-type="float" office:value="21">
            <text:p>21</text:p>
          </table:table-cell>
          <table:table-cell office:value-type="string">
            <text:p>山西</text:p>
          </table:table-cell>
          <table:table-cell office:value-type="string">
            <text:p>未婚</text:p>
          </table:table-cell>
          <table:table-cell office:value-type="string">
            <text:p>本科</text:p>
          </table:table-cell>
          <table:table-cell office:value-type="string">
            <text:p>八级</text:p>
          </table:table-cell>
          <table:table-cell table:number-columns-repeated="232"/>
        </table:table-row>
        <table:table-row table:style-name="ro1">
          <table:table-cell office:value-type="string">
            <text:p>齐红霞</text:p>
          </table:table-cell>
          <table:table-cell office:value-type="string">
            <text:p>女</text:p>
          </table:table-cell>
          <table:table-cell office:value-type="float" office:value="25">
            <text:p>25</text:p>
          </table:table-cell>
          <table:table-cell office:value-type="string">
            <text:p>吉林</text:p>
          </table:table-cell>
          <table:table-cell office:value-type="string">
            <text:p>未婚</text:p>
          </table:table-cell>
          <table:table-cell office:value-type="string">
            <text:p>硕士</text:p>
          </table:table-cell>
          <table:table-cell office:value-type="string">
            <text:p>六级</text:p>
          </table:table-cell>
          <table:table-cell office:value-type="string">
            <text:p>实习生</text:p>
          </table:table-cell>
          <table:table-cell table:number-columns-repeated="231"/>
        </table:table-row>
        <table:table-row table:style-name="ro2">
          <table:table-cell office:value-type="string">
            <text:p>黄娟</text:p>
          </table:table-cell>
          <table:table-cell office:value-type="string">
            <text:p>女</text:p>
          </table:table-cell>
          <table:table-cell office:value-type="float" office:value="26">
            <text:p>26</text:p>
          </table:table-cell>
          <table:table-cell office:value-type="string">
            <text:p>哈尔滨</text:p>
          </table:table-cell>
          <table:table-cell office:value-type="string">
            <text:p>已婚</text:p>
          </table:table-cell>
          <table:table-cell office:value-type="string">
            <text:p>硕士</text:p>
          </table:table-cell>
          <table:table-cell office:value-type="string">
            <text:p>六级</text:p>
          </table:table-cell>
          <table:table-cell office:value-type="string">
            <text:p>擅长C</text:p>
          </table:table-cell>
          <table:table-cell table:number-columns-repeated="231"/>
        </table:table-row>
        <table:table-row table:style-name="ro2">
          <table:table-cell office:value-type="string">
            <text:p>李季</text:p>
          </table:table-cell>
          <table:table-cell office:value-type="string">
            <text:p>女</text:p>
          </table:table-cell>
          <table:table-cell office:value-type="float" office:value="23">
            <text:p>23</text:p>
          </table:table-cell>
          <table:table-cell office:value-type="string">
            <text:p>长春</text:p>
          </table:table-cell>
          <table:table-cell office:value-type="string">
            <text:p>未婚</text:p>
          </table:table-cell>
          <table:table-cell office:value-type="string">
            <text:p>本科</text:p>
          </table:table-cell>
          <table:table-cell office:value-type="string">
            <text:p>六级</text:p>
          </table:table-cell>
          <table:table-cell office:value-type="string">
            <text:p>擅长java</text:p>
          </table:table-cell>
          <table:table-cell table:number-columns-repeated="231"/>
        </table:table-row>
        <table:table-row table:style-name="ro1">
          <table:table-cell office:value-type="string">
            <text:p>张丽</text:p>
          </table:table-cell>
          <table:table-cell office:value-type="string">
            <text:p>女</text:p>
          </table:table-cell>
          <table:table-cell office:value-type="float" office:value="26">
            <text:p>26</text:p>
          </table:table-cell>
          <table:table-cell office:value-type="string">
            <text:p>河北</text:p>
          </table:table-cell>
          <table:table-cell office:value-type="string">
            <text:p>未婚</text:p>
          </table:table-cell>
          <table:table-cell office:value-type="string">
            <text:p>硕士</text:p>
          </table:table-cell>
          <table:table-cell office:value-type="string">
            <text:p>六级</text:p>
          </table:table-cell>
          <table:table-cell office:value-type="string">
            <text:p>有行政助理经历</text:p>
          </table:table-cell>
          <table:table-cell table:number-columns-repeated="231"/>
        </table:table-row>
        <table:table-row table:style-name="ro1">
          <table:table-cell office:value-type="string">
            <text:p>王小二</text:p>
          </table:table-cell>
          <table:table-cell office:value-type="string">
            <text:p>男</text:p>
          </table:table-cell>
          <table:table-cell office:value-type="float" office:value="25">
            <text:p>25</text:p>
          </table:table-cell>
          <table:table-cell office:value-type="string">
            <text:p>北京</text:p>
          </table:table-cell>
          <table:table-cell office:value-type="string">
            <text:p>未婚</text:p>
          </table:table-cell>
          <table:table-cell office:value-type="string">
            <text:p>硕士</text:p>
          </table:table-cell>
          <table:table-cell office:value-type="string">
            <text:p>六级</text:p>
          </table:table-cell>
          <table:table-cell office:value-type="string">
            <text:p>有工作经验</text:p>
          </table:table-cell>
          <table:table-cell table:number-columns-repeated="231"/>
        </table:table-row>
        <table:table-row table:style-name="ro1">
          <table:table-cell office:value-type="string">
            <text:p>宋江</text:p>
          </table:table-cell>
          <table:table-cell office:value-type="string">
            <text:p>男</text:p>
          </table:table-cell>
          <table:table-cell office:value-type="float" office:value="24">
            <text:p>24</text:p>
          </table:table-cell>
          <table:table-cell office:value-type="string">
            <text:p>河南</text:p>
          </table:table-cell>
          <table:table-cell office:value-type="string">
            <text:p>未婚</text:p>
          </table:table-cell>
          <table:table-cell office:value-type="string">
            <text:p>硕士</text:p>
          </table:table-cell>
          <table:table-cell office:value-type="string">
            <text:p>六级</text:p>
          </table:table-cell>
          <table:table-cell office:value-type="string">
            <text:p>技术人员</text:p>
          </table:table-cell>
          <table:table-cell table:number-columns-repeated="231"/>
        </table:table-row>
        <table:table-row table:style-name="ro1">
          <table:table-cell office:value-type="string">
            <text:p>赵亮</text:p>
          </table:table-cell>
          <table:table-cell office:value-type="string">
            <text:p>男</text:p>
          </table:table-cell>
          <table:table-cell office:value-type="float" office:value="23">
            <text:p>23</text:p>
          </table:table-cell>
          <table:table-cell office:value-type="string">
            <text:p>吉林</text:p>
          </table:table-cell>
          <table:table-cell office:value-type="string">
            <text:p>未婚</text:p>
          </table:table-cell>
          <table:table-cell office:value-type="string">
            <text:p>本科</text:p>
          </table:table-cell>
          <table:table-cell office:value-type="string">
            <text:p>四级</text:p>
          </table:table-cell>
          <table:table-cell table:number-columns-repeated="232"/>
        </table:table-row>
        <table:table-row table:style-name="ro2">
          <table:table-cell office:value-type="string">
            <text:p>Kevin</text:p>
          </table:table-cell>
          <table:table-cell office:value-type="string">
            <text:p>男</text:p>
          </table:table-cell>
          <table:table-cell office:value-type="float" office:value="24">
            <text:p>24</text:p>
          </table:table-cell>
          <table:table-cell office:value-type="string">
            <text:p>America</text:p>
          </table:table-cell>
          <table:table-cell office:value-type="string">
            <text:p>未婚</text:p>
          </table:table-cell>
          <table:table-cell office:value-type="string">
            <text:p>硕士</text:p>
          </table:table-cell>
          <table:table-cell office:value-type="string">
            <text:p>六级</text:p>
          </table:table-cell>
          <table:table-cell office:value-type="string">
            <text:p>擅长C++</text:p>
          </table:table-cell>
          <table:table-cell table:number-columns-repeated="231"/>
        </table:table-row>
        <table:table-row table:style-name="ro2">
          <table:table-cell office:value-type="string">
            <text:p>Jerry</text:p>
          </table:table-cell>
          <table:table-cell office:value-type="string">
            <text:p>男</text:p>
          </table:table-cell>
          <table:table-cell office:value-type="float" office:value="33">
            <text:p>33</text:p>
          </table:table-cell>
          <table:table-cell office:value-type="string">
            <text:p>Canada</text:p>
          </table:table-cell>
          <table:table-cell office:value-type="string">
            <text:p>已婚</text:p>
          </table:table-cell>
          <table:table-cell office:value-type="string">
            <text:p>硕士</text:p>
          </table:table-cell>
          <table:table-cell office:value-type="string">
            <text:p>六级</text:p>
          </table:table-cell>
          <table:table-cell office:value-type="string">
            <text:p>擅长java</text:p>
          </table:table-cell>
          <table:table-cell table:number-columns-repeated="231"/>
        </table:table-row>
        <table:table-row table:style-name="ro2">
          <table:table-cell office:value-type="string">
            <text:p>Salina</text:p>
          </table:table-cell>
          <table:table-cell office:value-type="string">
            <text:p>女</text:p>
          </table:table-cell>
          <table:table-cell office:value-type="float" office:value="29">
            <text:p>29</text:p>
          </table:table-cell>
          <table:table-cell office:value-type="string">
            <text:p>Japan</text:p>
          </table:table-cell>
          <table:table-cell office:value-type="string">
            <text:p>已婚</text:p>
          </table:table-cell>
          <table:table-cell office:value-type="string">
            <text:p>本科</text:p>
          </table:table-cell>
          <table:table-cell office:value-type="string">
            <text:p>四级</text:p>
          </table:table-cell>
          <table:table-cell table:number-columns-repeated="232"/>
        </table:table-row>
        <table:table-row table:style-name="ro2">
          <table:table-cell office:value-type="string">
            <text:p>Lucy</text:p>
          </table:table-cell>
          <table:table-cell office:value-type="string">
            <text:p>女</text:p>
          </table:table-cell>
          <table:table-cell office:value-type="float" office:value="30">
            <text:p>30</text:p>
          </table:table-cell>
          <table:table-cell office:value-type="string">
            <text:p>French</text:p>
          </table:table-cell>
          <table:table-cell office:value-type="string">
            <text:p>已婚</text:p>
          </table:table-cell>
          <table:table-cell office:value-type="string">
            <text:p>硕士</text:p>
          </table:table-cell>
          <table:table-cell office:value-type="string">
            <text:p>八级</text:p>
          </table:table-cell>
          <table:table-cell office:value-type="string">
            <text:p>实习生</text:p>
          </table:table-cell>
          <table:table-cell table:number-columns-repeated="231"/>
        </table:table-row>
        <table:table-row table:style-name="ro2">
          <table:table-cell office:value-type="string">
            <text:p>赵明</text:p>
          </table:table-cell>
          <table:table-cell office:value-type="string">
            <text:p>男</text:p>
          </table:table-cell>
          <table:table-cell office:value-type="float" office:value="22">
            <text:p>22</text:p>
          </table:table-cell>
          <table:table-cell office:value-type="string">
            <text:p>吉林</text:p>
          </table:table-cell>
          <table:table-cell office:value-type="string">
            <text:p>未婚</text:p>
          </table:table-cell>
          <table:table-cell office:value-type="string">
            <text:p>本科</text:p>
          </table:table-cell>
          <table:table-cell office:value-type="string">
            <text:p>四级</text:p>
          </table:table-cell>
          <table:table-cell office:value-type="string">
            <text:p>擅长C</text:p>
          </table:table-cell>
          <table:table-cell table:number-columns-repeated="231"/>
        </table:table-row>
        <table:table-row table:style-name="ro2">
          <table:table-cell office:value-type="string">
            <text:p>胡月</text:p>
          </table:table-cell>
          <table:table-cell office:value-type="string">
            <text:p>男</text:p>
          </table:table-cell>
          <table:table-cell office:value-type="float" office:value="23">
            <text:p>23</text:p>
          </table:table-cell>
          <table:table-cell office:value-type="string">
            <text:p>阜阳</text:p>
          </table:table-cell>
          <table:table-cell office:value-type="string">
            <text:p>未婚</text:p>
          </table:table-cell>
          <table:table-cell office:value-type="string">
            <text:p>本科</text:p>
          </table:table-cell>
          <table:table-cell office:value-type="string">
            <text:p>六级</text:p>
          </table:table-cell>
          <table:table-cell office:value-type="string">
            <text:p>擅长java</text:p>
          </table:table-cell>
          <table:table-cell table:number-columns-repeated="231"/>
        </table:table-row>
        <table:table-row table:style-name="ro1">
          <table:table-cell office:value-type="string">
            <text:p>张弛</text:p>
          </table:table-cell>
          <table:table-cell office:value-type="string">
            <text:p>男</text:p>
          </table:table-cell>
          <table:table-cell office:value-type="float" office:value="21">
            <text:p>21</text:p>
          </table:table-cell>
          <table:table-cell office:value-type="string">
            <text:p>山西</text:p>
          </table:table-cell>
          <table:table-cell office:value-type="string">
            <text:p>未婚</text:p>
          </table:table-cell>
          <table:table-cell office:value-type="string">
            <text:p>本科</text:p>
          </table:table-cell>
          <table:table-cell office:value-type="string">
            <text:p>八级</text:p>
          </table:table-cell>
          <table:table-cell office:value-type="string">
            <text:p>有行政助理经历</text:p>
          </table:table-cell>
          <table:table-cell table:number-columns-repeated="231"/>
        </table:table-row>
        <table:table-row table:style-name="ro1">
          <table:table-cell office:value-type="string">
            <text:p>齐红霞</text:p>
          </table:table-cell>
          <table:table-cell office:value-type="string">
            <text:p>女</text:p>
          </table:table-cell>
          <table:table-cell office:value-type="float" office:value="25">
            <text:p>25</text:p>
          </table:table-cell>
          <table:table-cell office:value-type="string">
            <text:p>吉林</text:p>
          </table:table-cell>
          <table:table-cell office:value-type="string">
            <text:p>未婚</text:p>
          </table:table-cell>
          <table:table-cell office:value-type="string">
            <text:p>硕士</text:p>
          </table:table-cell>
          <table:table-cell office:value-type="string">
            <text:p>六级</text:p>
          </table:table-cell>
          <table:table-cell table:number-columns-repeated="232"/>
        </table:table-row>
        <table:table-row table:style-name="ro1">
          <table:table-cell office:value-type="string">
            <text:p>黄娟</text:p>
          </table:table-cell>
          <table:table-cell office:value-type="string">
            <text:p>女</text:p>
          </table:table-cell>
          <table:table-cell office:value-type="float" office:value="26">
            <text:p>26</text:p>
          </table:table-cell>
          <table:table-cell office:value-type="string">
            <text:p>哈尔滨</text:p>
          </table:table-cell>
          <table:table-cell office:value-type="string">
            <text:p>已婚</text:p>
          </table:table-cell>
          <table:table-cell office:value-type="string">
            <text:p>硕士</text:p>
          </table:table-cell>
          <table:table-cell office:value-type="string">
            <text:p>六级</text:p>
          </table:table-cell>
          <table:table-cell office:value-type="string">
            <text:p>有工作经验</text:p>
          </table:table-cell>
          <table:table-cell table:number-columns-repeated="231"/>
        </table:table-row>
        <table:table-row table:style-name="ro1">
          <table:table-cell office:value-type="string">
            <text:p>李季</text:p>
          </table:table-cell>
          <table:table-cell office:value-type="string">
            <text:p>女</text:p>
          </table:table-cell>
          <table:table-cell office:value-type="float" office:value="23">
            <text:p>23</text:p>
          </table:table-cell>
          <table:table-cell office:value-type="string">
            <text:p>长春</text:p>
          </table:table-cell>
          <table:table-cell office:value-type="string">
            <text:p>未婚</text:p>
          </table:table-cell>
          <table:table-cell office:value-type="string">
            <text:p>本科</text:p>
          </table:table-cell>
          <table:table-cell office:value-type="string">
            <text:p>六级</text:p>
          </table:table-cell>
          <table:table-cell office:value-type="string">
            <text:p>技术人员</text:p>
          </table:table-cell>
          <table:table-cell table:number-columns-repeated="231"/>
        </table:table-row>
        <table:table-row table:style-name="ro1">
          <table:table-cell office:value-type="string">
            <text:p>张丽</text:p>
          </table:table-cell>
          <table:table-cell office:value-type="string">
            <text:p>女</text:p>
          </table:table-cell>
          <table:table-cell office:value-type="float" office:value="26">
            <text:p>26</text:p>
          </table:table-cell>
          <table:table-cell office:value-type="string">
            <text:p>河北</text:p>
          </table:table-cell>
          <table:table-cell office:value-type="string">
            <text:p>未婚</text:p>
          </table:table-cell>
          <table:table-cell office:value-type="string">
            <text:p>硕士</text:p>
          </table:table-cell>
          <table:table-cell office:value-type="string">
            <text:p>六级</text:p>
          </table:table-cell>
          <table:table-cell table:number-columns-repeated="232"/>
        </table:table-row>
        <table:table-row table:style-name="ro2">
          <table:table-cell office:value-type="string">
            <text:p>王小二</text:p>
          </table:table-cell>
          <table:table-cell office:value-type="string">
            <text:p>男</text:p>
          </table:table-cell>
          <table:table-cell office:value-type="float" office:value="25">
            <text:p>25</text:p>
          </table:table-cell>
          <table:table-cell office:value-type="string">
            <text:p>北京</text:p>
          </table:table-cell>
          <table:table-cell office:value-type="string">
            <text:p>未婚</text:p>
          </table:table-cell>
          <table:table-cell office:value-type="string">
            <text:p>硕士</text:p>
          </table:table-cell>
          <table:table-cell office:value-type="string">
            <text:p>六级</text:p>
          </table:table-cell>
          <table:table-cell office:value-type="string">
            <text:p>擅长C++</text:p>
          </table:table-cell>
          <table:table-cell table:number-columns-repeated="231"/>
        </table:table-row>
        <table:table-row table:style-name="ro2">
          <table:table-cell office:value-type="string">
            <text:p>宋江</text:p>
          </table:table-cell>
          <table:table-cell office:value-type="string">
            <text:p>男</text:p>
          </table:table-cell>
          <table:table-cell office:value-type="float" office:value="24">
            <text:p>24</text:p>
          </table:table-cell>
          <table:table-cell office:value-type="string">
            <text:p>河南</text:p>
          </table:table-cell>
          <table:table-cell office:value-type="string">
            <text:p>未婚</text:p>
          </table:table-cell>
          <table:table-cell office:value-type="string">
            <text:p>硕士</text:p>
          </table:table-cell>
          <table:table-cell office:value-type="string">
            <text:p>六级</text:p>
          </table:table-cell>
          <table:table-cell office:value-type="string">
            <text:p>擅长java</text:p>
          </table:table-cell>
          <table:table-cell table:number-columns-repeated="231"/>
        </table:table-row>
        <table:table-row table:style-name="ro1">
          <table:table-cell office:value-type="string">
            <text:p>赵亮</text:p>
          </table:table-cell>
          <table:table-cell office:value-type="string">
            <text:p>男</text:p>
          </table:table-cell>
          <table:table-cell office:value-type="float" office:value="23">
            <text:p>23</text:p>
          </table:table-cell>
          <table:table-cell office:value-type="string">
            <text:p>湖南</text:p>
          </table:table-cell>
          <table:table-cell office:value-type="string">
            <text:p>未婚</text:p>
          </table:table-cell>
          <table:table-cell office:value-type="string">
            <text:p>本科</text:p>
          </table:table-cell>
          <table:table-cell office:value-type="string">
            <text:p>四级</text:p>
          </table:table-cell>
          <table:table-cell table:number-columns-repeated="232"/>
        </table:table-row>
        <table:table-row table:style-name="ro2">
          <table:table-cell office:value-type="string">
            <text:p>Kevin</text:p>
          </table:table-cell>
          <table:table-cell office:value-type="string">
            <text:p>男</text:p>
          </table:table-cell>
          <table:table-cell office:value-type="float" office:value="24">
            <text:p>24</text:p>
          </table:table-cell>
          <table:table-cell office:value-type="string">
            <text:p>America</text:p>
          </table:table-cell>
          <table:table-cell office:value-type="string">
            <text:p>未婚</text:p>
          </table:table-cell>
          <table:table-cell office:value-type="string">
            <text:p>硕士</text:p>
          </table:table-cell>
          <table:table-cell office:value-type="string">
            <text:p>六级</text:p>
          </table:table-cell>
          <table:table-cell office:value-type="string">
            <text:p>实习生</text:p>
          </table:table-cell>
          <table:table-cell table:number-columns-repeated="231"/>
        </table:table-row>
        <table:table-row table:style-name="ro2">
          <table:table-cell office:value-type="string">
            <text:p>Jerry</text:p>
          </table:table-cell>
          <table:table-cell office:value-type="string">
            <text:p>男</text:p>
          </table:table-cell>
          <table:table-cell office:value-type="float" office:value="33">
            <text:p>33</text:p>
          </table:table-cell>
          <table:table-cell office:value-type="string">
            <text:p>Canada</text:p>
          </table:table-cell>
          <table:table-cell office:value-type="string">
            <text:p>已婚</text:p>
          </table:table-cell>
          <table:table-cell office:value-type="string">
            <text:p>硕士</text:p>
          </table:table-cell>
          <table:table-cell office:value-type="string">
            <text:p>六级</text:p>
          </table:table-cell>
          <table:table-cell office:value-type="string">
            <text:p>擅长C</text:p>
          </table:table-cell>
          <table:table-cell table:number-columns-repeated="231"/>
        </table:table-row>
        <table:table-row table:style-name="ro2">
          <table:table-cell office:value-type="string">
            <text:p>Salina</text:p>
          </table:table-cell>
          <table:table-cell office:value-type="string">
            <text:p>女</text:p>
          </table:table-cell>
          <table:table-cell office:value-type="float" office:value="29">
            <text:p>29</text:p>
          </table:table-cell>
          <table:table-cell office:value-type="string">
            <text:p>Japan</text:p>
          </table:table-cell>
          <table:table-cell office:value-type="string">
            <text:p>已婚</text:p>
          </table:table-cell>
          <table:table-cell office:value-type="string">
            <text:p>本科</text:p>
          </table:table-cell>
          <table:table-cell office:value-type="string">
            <text:p>四级</text:p>
          </table:table-cell>
          <table:table-cell office:value-type="string">
            <text:p>擅长java</text:p>
          </table:table-cell>
          <table:table-cell table:number-columns-repeated="231"/>
        </table:table-row>
        <table:table-row table:style-name="ro2">
          <table:table-cell office:value-type="string">
            <text:p>Lucy</text:p>
          </table:table-cell>
          <table:table-cell office:value-type="string">
            <text:p>女</text:p>
          </table:table-cell>
          <table:table-cell office:value-type="float" office:value="30">
            <text:p>30</text:p>
          </table:table-cell>
          <table:table-cell office:value-type="string">
            <text:p>French</text:p>
          </table:table-cell>
          <table:table-cell office:value-type="string">
            <text:p>已婚</text:p>
          </table:table-cell>
          <table:table-cell office:value-type="string">
            <text:p>硕士</text:p>
          </table:table-cell>
          <table:table-cell office:value-type="string">
            <text:p>八级</text:p>
          </table:table-cell>
          <table:table-cell office:value-type="string">
            <text:p>有行政助理经历</text:p>
          </table:table-cell>
          <table:table-cell table:number-columns-repeated="231"/>
        </table:table-row>
        <table:table-row table:style-name="ro1">
          <table:table-cell office:value-type="string">
            <text:p>张丽</text:p>
          </table:table-cell>
          <table:table-cell office:value-type="string">
            <text:p>女</text:p>
          </table:table-cell>
          <table:table-cell office:value-type="float" office:value="26">
            <text:p>26</text:p>
          </table:table-cell>
          <table:table-cell office:value-type="string">
            <text:p>河北</text:p>
          </table:table-cell>
          <table:table-cell office:value-type="string">
            <text:p>未婚</text:p>
          </table:table-cell>
          <table:table-cell office:value-type="string">
            <text:p>硕士</text:p>
          </table:table-cell>
          <table:table-cell office:value-type="string">
            <text:p>六级</text:p>
          </table:table-cell>
          <table:table-cell table:number-columns-repeated="232"/>
        </table:table-row>
        <table:table-row table:style-name="ro2">
          <table:table-cell office:value-type="string">
            <text:p>王小二</text:p>
          </table:table-cell>
          <table:table-cell office:value-type="string">
            <text:p>男</text:p>
          </table:table-cell>
          <table:table-cell office:value-type="float" office:value="25">
            <text:p>25</text:p>
          </table:table-cell>
          <table:table-cell office:value-type="string">
            <text:p>北京</text:p>
          </table:table-cell>
          <table:table-cell office:value-type="string">
            <text:p>未婚</text:p>
          </table:table-cell>
          <table:table-cell office:value-type="string">
            <text:p>硕士</text:p>
          </table:table-cell>
          <table:table-cell office:value-type="string">
            <text:p>六级</text:p>
          </table:table-cell>
          <table:table-cell office:value-type="string">
            <text:p>擅长C++</text:p>
          </table:table-cell>
          <table:table-cell table:number-columns-repeated="231"/>
        </table:table-row>
        <table:table-row table:style-name="ro2">
          <table:table-cell office:value-type="string">
            <text:p>宋江</text:p>
          </table:table-cell>
          <table:table-cell office:value-type="string">
            <text:p>男</text:p>
          </table:table-cell>
          <table:table-cell office:value-type="float" office:value="24">
            <text:p>24</text:p>
          </table:table-cell>
          <table:table-cell office:value-type="string">
            <text:p>河南</text:p>
          </table:table-cell>
          <table:table-cell office:value-type="string">
            <text:p>未婚</text:p>
          </table:table-cell>
          <table:table-cell office:value-type="string">
            <text:p>硕士</text:p>
          </table:table-cell>
          <table:table-cell office:value-type="string">
            <text:p>六级</text:p>
          </table:table-cell>
          <table:table-cell office:value-type="string">
            <text:p>擅长java</text:p>
          </table:table-cell>
          <table:table-cell table:number-columns-repeated="231"/>
        </table:table-row>
        <table:table-row table:style-name="ro1">
          <table:table-cell office:value-type="string">
            <text:p>赵亮</text:p>
          </table:table-cell>
          <table:table-cell office:value-type="string">
            <text:p>男</text:p>
          </table:table-cell>
          <table:table-cell office:value-type="float" office:value="23">
            <text:p>23</text:p>
          </table:table-cell>
          <table:table-cell office:value-type="string">
            <text:p>湖南</text:p>
          </table:table-cell>
          <table:table-cell office:value-type="string">
            <text:p>未婚</text:p>
          </table:table-cell>
          <table:table-cell office:value-type="string">
            <text:p>本科</text:p>
          </table:table-cell>
          <table:table-cell office:value-type="string">
            <text:p>四级</text:p>
          </table:table-cell>
          <table:table-cell table:number-columns-repeated="232"/>
        </table:table-row>
        <table:table-row table:style-name="ro2">
          <table:table-cell office:value-type="string">
            <text:p>Kevin</text:p>
          </table:table-cell>
          <table:table-cell office:value-type="string">
            <text:p>男</text:p>
          </table:table-cell>
          <table:table-cell office:value-type="float" office:value="24">
            <text:p>24</text:p>
          </table:table-cell>
          <table:table-cell office:value-type="string">
            <text:p>America</text:p>
          </table:table-cell>
          <table:table-cell office:value-type="string">
            <text:p>未婚</text:p>
          </table:table-cell>
          <table:table-cell office:value-type="string">
            <text:p>硕士</text:p>
          </table:table-cell>
          <table:table-cell office:value-type="string">
            <text:p>六级</text:p>
          </table:table-cell>
          <table:table-cell office:value-type="string">
            <text:p>实习生</text:p>
          </table:table-cell>
          <table:table-cell table:number-columns-repeated="231"/>
        </table:table-row>
        <table:table-row table:style-name="ro2">
          <table:table-cell office:value-type="string">
            <text:p>Jerry</text:p>
          </table:table-cell>
          <table:table-cell office:value-type="string">
            <text:p>男</text:p>
          </table:table-cell>
          <table:table-cell office:value-type="float" office:value="33">
            <text:p>33</text:p>
          </table:table-cell>
          <table:table-cell office:value-type="string">
            <text:p>Canada</text:p>
          </table:table-cell>
          <table:table-cell office:value-type="string">
            <text:p>已婚</text:p>
          </table:table-cell>
          <table:table-cell office:value-type="string">
            <text:p>硕士</text:p>
          </table:table-cell>
          <table:table-cell office:value-type="string">
            <text:p>六级</text:p>
          </table:table-cell>
          <table:table-cell office:value-type="string">
            <text:p>擅长C</text:p>
          </table:table-cell>
          <table:table-cell table:number-columns-repeated="231"/>
        </table:table-row>
        <table:table-row table:style-name="ro2">
          <table:table-cell office:value-type="string">
            <text:p>Salina</text:p>
          </table:table-cell>
          <table:table-cell office:value-type="string">
            <text:p>女</text:p>
          </table:table-cell>
          <table:table-cell office:value-type="float" office:value="29">
            <text:p>29</text:p>
          </table:table-cell>
          <table:table-cell office:value-type="string">
            <text:p>Japan</text:p>
          </table:table-cell>
          <table:table-cell office:value-type="string">
            <text:p>已婚</text:p>
          </table:table-cell>
          <table:table-cell office:value-type="string">
            <text:p>本科</text:p>
          </table:table-cell>
          <table:table-cell office:value-type="string">
            <text:p>四级</text:p>
          </table:table-cell>
          <table:table-cell office:value-type="string">
            <text:p>擅长java</text:p>
          </table:table-cell>
          <table:table-cell table:number-columns-repeated="231"/>
        </table:table-row>
      </table:table>
      <table:database-ranges>
        <table:database-range table:name="unnamed_FilterIn_Database_1" table:target-range-address="A.A1:A.H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imSun" svg:font-family="SimSun"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8"/>
      <style:paragraph-properties style:tab-stop-distance="0.4921in"/>
      <style:text-properties style:font-name="Arial" fo:language="en" fo:country="US" style:font-name-asian="SimSun" style:language-asian="zh" style:country-asian="CN" style:font-name-complex="Tahoma" style:language-complex="zxx" style:country-complex="none"/>
    </style:default-style>
    <number:number-style style:name="N0">
      <number:number number:min-integer-digits="1"/>
    </number:number-style>
    <number:currency-style style:name="N117P0" style:volatile="true">
      <number:currency-symbol number:language="zh" number:country="CN">￥</number:currency-symbol>
      <number:number number:decimal-places="2" number:min-integer-digits="1" number:grouping="true"/>
    </number:currency-style>
    <number:currency-style style:name="N117">
      <style:text-properties fo:color="#ff0000"/>
      <number:text>-</number:text>
      <number:currency-symbol number:language="zh" number:country="CN">￥</number:currency-symbol>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数据向导角" style:family="table-cell" style:parent-style-name="Default"/>
    <style:style style:name="数据向导值" style:family="table-cell" style:parent-style-name="Default"/>
    <style:style style:name="数据向导域" style:family="table-cell" style:parent-style-name="Default"/>
    <style:style style:name="数据向导类别" style:family="table-cell" style:parent-style-name="Default">
      <style:table-cell-properties style:text-align-source="fix" style:repeat-content="false"/>
      <style:paragraph-properties fo:text-align="start"/>
    </style:style>
    <style:style style:name="数据向导标题" style:family="table-cell" style:parent-style-name="Default">
      <style:table-cell-properties style:text-align-source="fix" style:repeat-content="false"/>
      <style:paragraph-properties fo:text-align="start"/>
      <style:text-properties fo:font-weight="bold"/>
    </style:style>
    <style:style style:name="数据向导结果"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面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3">07/13/2010</text:date>, <text:time>10:32:47</text:time></text:p>
        </style:region-right>
      </style:header>
      <style:header-left style:display="false"/>
      <style:footer>
        <text:p>页面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hongyf</meta:initial-creator>
    <meta:creation-date>2009-04-15T11:29:50</meta:creation-date>
    <dc:creator>hanbiao</dc:creator>
    <dc:date>2011-10-08T16:54:21</dc:date>
    <dc:language>en-US</dc:language>
    <meta:editing-cycles>3</meta:editing-cycles>
    <meta:editing-duration>PT0.001S</meta:editing-duration>
    <meta:document-statistic meta:cell-count="388" meta:object-count="0" meta:table-count="1"/>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